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monospace"/>
    <style:font-face style:name="Slack-Lato" svg:font-family="Slack-Lato, appleLogo, sans-serif"/>
    <style:font-face style:name="apple-system" svg:font-family="apple-system, BlinkMacSystemFont, 'Segoe UI', Helvetica, Arial, sans-serif, 'Apple Color Emoji', 'Segoe UI Emoji', 'Segoe UI Symbol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fo:color="#24292e" style:font-name="apple-system" fo:letter-spacing="normal" fo:font-style="normal" fo:font-weight="bold" officeooo:rsid="001f36dc" officeooo:paragraph-rsid="001f36dc"/>
    </style:style>
    <style:style style:name="P2" style:family="paragraph" style:parent-style-name="Standard">
      <style:text-properties officeooo:rsid="001f36dc" officeooo:paragraph-rsid="001f36dc"/>
    </style:style>
    <style:style style:name="P3" style:family="paragraph" style:parent-style-name="Standard">
      <style:text-properties officeooo:paragraph-rsid="001f36dc"/>
    </style:style>
    <style:style style:name="P4" style:family="paragraph" style:parent-style-name="Standard">
      <style:text-properties fo:font-variant="normal" fo:text-transform="none" fo:color="#1d1c1d" style:font-name="Slack-Lato" fo:font-size="11.25pt" fo:letter-spacing="normal" fo:font-style="normal" fo:font-weight="normal" officeooo:rsid="001f36dc" officeooo:paragraph-rsid="001f36dc"/>
    </style:style>
    <style:style style:name="P5" style:family="paragraph" style:parent-style-name="Text_20_body" style:list-style-name="L1">
      <style:paragraph-properties fo:margin-top="0cm" fo:margin-bottom="0cm" loext:contextual-spacing="false" fo:orphans="2" fo:widows="2"/>
    </style:style>
    <style:style style:name="P6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style:font-size-asian="12pt" style:font-size-complex="12pt"/>
    </style:style>
    <style:style style:name="P7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T1" style:family="text">
      <style:text-properties officeooo:rsid="001f36dc"/>
    </style:style>
    <style:style style:name="T2" style:family="text">
      <style:text-properties fo:font-variant="normal" fo:text-transform="none" fo:color="#24292e" style:font-name="apple-system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24292e" style:font-name="SFMono-Regular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0366d6" style:text-line-through-style="none" style:text-line-through-type="none" style:font-name="apple-system" fo:font-size="12pt" fo:letter-spacing="normal" fo:font-style="normal" style:text-underline-style="none" fo:font-weight="normal" style:text-blinking="false" style:font-size-asian="12pt" style:font-size-complex="12pt"/>
    </style:style>
    <style:style style:name="T5" style:family="text">
      <style:text-properties fo:font-variant="normal" fo:text-transform="none" fo:color="#1d1c1d" style:font-name="Slack-Lato" fo:font-size="11.25pt" fo:letter-spacing="normal" fo:font-style="normal" fo:font-weight="normal"/>
    </style:style>
    <style:style style:name="T6" style:family="text">
      <style:text-properties fo:font-variant="normal" fo:text-transform="none" fo:color="#1d1c1d" style:font-name="Slack-Lato" fo:font-size="11.25pt" fo:letter-spacing="normal" fo:font-style="normal" fo:font-weight="normal" officeooo:rsid="001f36dc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2">Oracle Complete <text:s/>Document </text:p>
      <text:p text:style-name="P2"/>
      <text:p text:style-name="P2"/>
      <text:h text:style-name="P1" text:outline-level="2">Install SQL*Plus</text:h>
      <text:list xml:id="list3651998336" text:style-name="L1">
        <text:list-item>
          <text:p text:style-name="P5"><text:span text:style-name="T2">Download .rpm package </text:span><text:a xlink:type="simple" xlink:href="http://www.oracle.com/technetwork/database/features/instant-client/index-097480.html" text:style-name="Internet_20_link" text:visited-style-name="Visited_20_Internet_20_Link">here</text:a><text:span text:style-name="T4"> </text:span><text:a xlink:type="simple" xlink:href="https://www.oracle.com/database/technologies/instant-client/downloads.html" text:style-name="Internet_20_link" text:visited-style-name="Visited_20_Internet_20_Link">https://www.oracle.com/database/technologies/instant-client/downloads.html</text:a></text:p>
          <text:list>
            <text:list-item>
              <text:p text:style-name="P6">oracle-instantclinet*-basic-*.rpm</text:p>
            </text:list-item>
            <text:list-item>
              <text:p text:style-name="P6">oracle-instantclinet*-devel-*.rpm</text:p>
            </text:list-item>
            <text:list-item>
              <text:p text:style-name="P6">oracle-instantclinet*-sqlplus-*.rpm</text:p>
            </text:list-item>
          </text:list>
        </text:list-item>
        <text:list-item>
          <text:p text:style-name="P7"><text:span text:style-name="T2">Install alien (</text:span><text:span text:style-name="Source_20_Text"><text:span text:style-name="T3">sudo apt-get install alien</text:span></text:span><text:span text:style-name="T2">)</text:span></text:p>
        </text:list-item>
        <text:list-item>
          <text:p text:style-name="P6">Convert the rpm files and install</text:p>
          <text:list>
            <text:list-item>
              <text:p text:style-name="P7"><text:span text:style-name="Source_20_Text"><text:span text:style-name="T3">sudo alien -i oracle-instantclinet*-basic-*.rpm</text:span></text:span></text:p>
            </text:list-item>
            <text:list-item>
              <text:p text:style-name="P7"><text:span text:style-name="Source_20_Text"><text:span text:style-name="T3">sudo alien -i oracle-instantclinet*-devel-*.rpm</text:span></text:span></text:p>
            </text:list-item>
            <text:list-item>
              <text:p text:style-name="P7"><text:span text:style-name="Source_20_Text"><text:span text:style-name="T3">sudo alien -i oracle-instantclinet*-sqlplus-*.rpm</text:span></text:span></text:p>
            </text:list-item>
          </text:list>
        </text:list-item>
      </text:list>
      <text:p text:style-name="P2"/>
      <text:p text:style-name="P2">4. <text:s/>then Install <text:s text:c="7"/>“ sudo apt-get install libaio1 libaio-dev <text:s text:c="3"/>“</text:p>
      <text:p text:style-name="P2"/>
      <text:p text:style-name="P2"/>
      <text:p text:style-name="P2">then login with sqlplus <text:s/>with command “ sqlplus /nolog “</text:p>
      <text:p text:style-name="P2"/>
      <text:p text:style-name="P2"><text:s/>and connect remotely <text:s/>by following way <text:s/></text:p>
      <text:p text:style-name="P2"/>
      <text:p text:style-name="P2"/>
      <text:p text:style-name="P3"><text:span text:style-name="T1">“ <text:s/></text:span><text:a xlink:type="simple" xlink:href="mailto:username/password@hostname" text:style-name="Internet_20_link" text:visited-style-name="Visited_20_Internet_20_Link"><text:span text:style-name="T1">username</text:span></text:a><text:a xlink:type="simple" xlink:href="mailto:username/password@hostname" text:style-name="Internet_20_link" text:visited-style-name="Visited_20_Internet_20_Link"><text:span text:style-name="T5">/</text:span></text:a><text:a xlink:type="simple" xlink:href="mailto:username/password@hostname" text:style-name="Internet_20_link" text:visited-style-name="Visited_20_Internet_20_Link"><text:span text:style-name="T6">password</text:span></text:a><text:a xlink:type="simple" xlink:href="mailto:username/password@hostname" text:style-name="Internet_20_link" text:visited-style-name="Visited_20_Internet_20_Link"><text:span text:style-name="T5">@</text:span></text:a><text:a xlink:type="simple" xlink:href="mailto:username/password@hostname" text:style-name="Internet_20_link" text:visited-style-name="Visited_20_Internet_20_Link"><text:span text:style-name="T6">hostname</text:span></text:a><text:span text:style-name="T5">:1521/</text:span><text:span text:style-name="T6">servicename <text:s/>“ </text:span></text:p>
      <text:p text:style-name="P4"/>
      <text:p text:style-name="P4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monospace"/>
    <style:font-face style:name="Slack-Lato" svg:font-family="Slack-Lato, appleLogo, sans-serif"/>
    <style:font-face style:name="apple-system" svg:font-family="apple-system, BlinkMacSystemFont, 'Segoe UI', Helvetica, Arial, sans-serif, 'Apple Color Emoji', 'Segoe UI Emoji', 'Segoe UI Symbol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9T18:47:02.113550528</meta:creation-date>
    <dc:date>2019-10-10T16:58:53.821804588</dc:date>
    <meta:editing-duration>PT1H16M9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5" meta:word-count="75" meta:character-count="691" meta:non-whitespace-character-count="619"/>
  </office:meta>
</office:document-meta>
</file>